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fo:font-size="22pt" style:font-size-asian="22pt" style:font-size-complex="22pt"/>
    </style:style>
    <style:style style:name="P2" style:parent-style-name="Textbody" style:family="paragraph">
      <style:paragraph-properties fo:text-align="center"/>
    </style:style>
    <style:style style:name="P3" style:parent-style-name="Textbody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Nutzerschnittstellen</text:p>
      <text:h text:style-name="Überschrift1" text:outline-level="1">Hauptmenü</text:h>
      <text:p text:style-name="Textbody"/>
      <text:p text:style-name="P2"><draw:frame draw:style-name="a0" draw:name="Grafik 2" text:anchor-type="as-char" svg:x="0in" svg:y="0in" svg:width="4.31458in" svg:height="2.81458in" style:rel-width="scale" style:rel-height="scale"><draw:image xlink:href="media/image1.jpeg" xlink:type="simple" xlink:show="embed" xlink:actuate="onLoad"/><svg:title/><svg:desc/></draw:frame></text:p>
      <text:p text:style-name="Textbody"/>
      <text:h text:style-name="Überschrift1" text:outline-level="1">Untermenü</text:h>
      <text:p text:style-name="P3"><draw:frame draw:style-name="a1" draw:name="Grafik 4" text:anchor-type="as-char" svg:x="0in" svg:y="0in" svg:width="4.375in" svg:height="1.44931in" style:rel-width="scale" style:rel-height="scale"><draw:image xlink:href="media/image2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hl, Sören</dc:creator>
    <meta:creation-date>2020-04-02T10:07:00Z</meta:creation-date>
    <dc:date>2020-04-06T10:57:00Z</dc:date>
    <meta:template xlink:href="Normal.dotm" xlink:type="simple"/>
    <meta:editing-cycles>4</meta:editing-cycles>
    <meta:editing-duration>PT0S</meta:editing-duration>
    <meta:document-statistic meta:page-count="1" meta:paragraph-count="1" meta:word-count="7" meta:character-count="46" meta:row-count="1" meta:non-whitespace-character-count="40"/>
  </office:meta>
</office:document-meta>
</file>